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- hash, octothorpe</text:p>
      <text:p text:style-name="Standard">_ underscore</text:p>
      <text:p text:style-name="Standard">^ carat</text:p>
      <text:p text:style-name="Standard">() parenthesis</text:p>
      <text:p text:style-name="Standard">: colon</text:p>
      <text:p text:style-name="Standard">-hyphen</text:p>
      <text:p text:style-name="Standard">+plus </text:p>
      <text:p text:style-name="Standard">-minus</text:p>
      <text:p text:style-name="Standard">*asterix</text:p>
      <text:p text:style-name="Standard"/>
      <text:p text:style-name="Standard">assert - <text:s/>to check if a statement can be executed without causing a fatal error</text:p>
      <text:p text:style-name="Standard">lambda- makes sure that binding of values to variable is done in an orderly manner</text:p>
      <text:p text:style-name="Standard">raise – raise an exception</text:p>
      <text:p text:style-name="Standard">finally- clause doesnot execute after try clause</text:p>
      <text:p text:style-name="Standard">yeild- return something but not the value but a generator</text:p>
      <text:p text:style-name="Standard"/>
      <text:list xml:id="list1333824420" text:style-name="L1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jali </meta:initial-creator>
    <meta:creation-date>2012-06-27T18:09:38</meta:creation-date>
    <dc:date>2012-06-29T11:31:38</dc:date>
    <dc:creator>anjali </dc:creator>
    <meta:editing-duration>PT3H1M26S</meta:editing-duration>
    <meta:editing-cycles>2</meta:editing-cycles>
    <meta:generator>LibreOffice/3.4$Linux LibreOffice_project/340m1$Build-302</meta:generator>
    <meta:document-statistic meta:table-count="0" meta:image-count="0" meta:object-count="0" meta:page-count="1" meta:paragraph-count="14" meta:word-count="67" meta:character-count="378" meta:non-whitespace-character-count="323"/>
  </office:meta>
</office:document-meta>
</file>